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width="0.102cm" svg:stroke-color="#ff0000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808080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808080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svg:stroke-width="0.102cm" svg:stroke-color="#0000ff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stroke="dash" draw:stroke-dash="Dashed_20__28_var_29_" svg:stroke-width="0.102cm" svg:stroke-color="#0000ff" draw:textarea-vertical-align="middle" fo:padding-top="0.176cm" fo:padding-bottom="0.176cm" fo:padding-left="0.301cm" fo:padding-right="0.301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start"/>
      <style:text-properties fo:font-size="11pt" style:font-size-asian="11pt" style:font-size-complex="11pt"/>
    </style:style>
    <style:style style:name="P4" style:family="paragraph">
      <style:paragraph-properties fo:text-align="star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xml:id="id1" draw:id="id1" draw:layer="layout" svg:width="6.35cm" svg:height="1.27cm" svg:x="10.16cm" svg:y="2.54cm">
          <text:p text:style-name="P1"><text:span text:style-name="T1">Power supply</text:span></text:p>
          <text:p text:style-name="P1"><text:span text:style-name="T1">(provides safe power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6.35cm" svg:height="1.27cm" svg:x="10.16cm" svg:y="5.715cm">
          <text:p text:style-name="P1"><text:span text:style-name="T1">Power resistor</text:span></text:p>
          <text:p text:style-name="P1"><text:span text:style-name="T1">(provides hea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6.35cm" svg:height="1.27cm" svg:x="10.16cm" svg:y="8.89cm">
          <text:p text:style-name="P1"><text:span text:style-name="T1">Greenhouse</text:span></text:p>
          <text:p text:style-name="P1"><text:span text:style-name="T1">(contains heat, holds heater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6.35cm" svg:height="1.27cm" svg:x="10.16cm" svg:y="12.065cm">
          <text:p text:style-name="P1"><text:span text:style-name="T1">AD22100 sensor</text:span></text:p>
          <text:p text:style-name="P1"><text:span text:style-name="T1">(measures temperature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6.35cm" svg:height="1.27cm" svg:x="10.16cm" svg:y="15.24cm">
          <text:p text:style-name="P1"><text:span text:style-name="T1">Analog Discovery</text:span></text:p>
          <text:p text:style-name="P1"><text:span text:style-name="T1">(reads temperature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6.35cm" svg:height="1.27cm" svg:x="10.16cm" svg:y="18.415cm">
          <text:p text:style-name="P1"><text:span text:style-name="T1">Laptop computer</text:span></text:p>
          <text:p text:style-name="P1"><text:span text:style-name="T1">(records temperature)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3.335cm" svg:y1="2.54cm" svg:x2="13.335cm" svg:y2="0.847cm" draw:start-shape="id1" draw:start-glue-point="0" svg:d="m13335 2540v-1693" svg:viewBox="0 0 1 1694">
          <text:p text:style-name="P3"><text:span text:style-name="T1"><text:s text:c="17"/></text:span><text:span text:style-name="T1">120 VAC</text:span></text:p>
        </draw:connector>
        <draw:connector draw:style-name="gr2" draw:text-style-name="P3" draw:layer="layout" svg:x1="13.335cm" svg:y1="3.81cm" svg:x2="13.335cm" svg:y2="5.715cm" draw:start-shape="id1" draw:start-glue-point="2" draw:end-shape="id2" draw:end-glue-point="0" svg:d="m13335 3810v1905" svg:viewBox="0 0 1 1906">
          <text:p text:style-name="P3"><text:span text:style-name="T1"><text:s text:c="15"/></text:span><text:span text:style-name="T1">12 VDC</text:span></text:p>
        </draw:connector>
        <draw:connector draw:style-name="gr3" draw:text-style-name="P3" draw:layer="layout" svg:x1="13.335cm" svg:y1="6.985cm" svg:x2="13.335cm" svg:y2="8.89cm" draw:start-shape="id2" draw:start-glue-point="2" draw:end-shape="id3" draw:end-glue-point="0" svg:d="m13335 6985v1905" svg:viewBox="0 0 1 1906">
          <text:p text:style-name="P4"><text:span text:style-name="T1"/></text:p>
        </draw:connector>
        <draw:connector draw:style-name="gr4" draw:text-style-name="P1" draw:layer="layout" svg:x1="13.335cm" svg:y1="10.16cm" svg:x2="13.335cm" svg:y2="12.065cm" draw:start-shape="id3" draw:start-glue-point="2" draw:end-shape="id4" draw:end-glue-point="0" svg:d="m13335 10160v1905" svg:viewBox="0 0 1 1906">
          <text:p/>
        </draw:connector>
        <draw:connector draw:style-name="gr5" draw:text-style-name="P3" draw:layer="layout" svg:x1="13.335cm" svg:y1="13.335cm" svg:x2="13.335cm" svg:y2="15.24cm" draw:start-shape="id4" draw:start-glue-point="2" draw:end-shape="id5" draw:end-glue-point="0" svg:d="m13335 13335v1905" svg:viewBox="0 0 1 1906">
          <text:p text:style-name="P4"><text:span text:style-name="T1"><text:s text:c="31"/></text:span><text:span text:style-name="T1">DC voltage signal</text:span></text:p>
        </draw:connector>
        <draw:connector draw:style-name="gr6" draw:text-style-name="P3" draw:layer="layout" svg:x1="13.335cm" svg:y1="16.51cm" svg:x2="13.335cm" svg:y2="18.415cm" draw:start-shape="id5" draw:start-glue-point="2" draw:end-shape="id6" draw:end-glue-point="0" svg:d="m13335 16510v1905" svg:viewBox="0 0 1 1906">
          <text:p text:style-name="P4"><text:span text:style-name="T1"><text:s text:c="28"/></text:span><text:span text:style-name="T1">USB connection</text:span></text:p>
        </draw:connector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31T11:33:43.09</meta:creation-date>
    <dc:date>2014-12-31T18:36:03.72</dc:date>
    <meta:editing-duration>PT6H47M10S</meta:editing-duration>
    <meta:editing-cycles>3</meta:editing-cycles>
    <meta:generator>LibreOffice/4.0.4.2$Windows_x86 LibreOffice_project/9e9821abd0ffdbc09cd8c52eaa574fa09eb08f2</meta:generator>
    <meta:document-statistic meta:object-count="35"/>
  </office:meta>
</office:document-meta>
</file>